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dc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dc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2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d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0000ff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0000ff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4" style:family="table-cell" style:parent-style-name="Default">
      <style:table-cell-properties fo:background-color="#fff200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style:rotation-align="none"/>
    </style:style>
    <style:style style:name="ce14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in"/>
    </style:style>
    <style:style style:name="ce3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03"/>
    <style:style style:name="ce29" style:family="table-cell" style:parent-style-name="Default" style:data-style-name="N2"/>
    <style:style style:name="ce5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number-columns-repeated="1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pySysVersion()</text:p>
          </table:table-cell>
          <table:table-cell table:style-name="ce16" table:formula="of:=PYSYSVERSION()" office:value-type="string" office:string-value="python path: /home/ul/.pyenv/shims/python3; Version: 3.8.10 (default, Jun  2 2021, 10:49:15) " calcext:value-type="string">
            <text:p>python path: /home/ul/.pyenv/shims/python3; Version: 3.8.10 (default, Jun <text:s/>2 2021, 10:49:15) 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oArray(D4:F5)</text:p>
          </table:table-cell>
          <table:table-cell table:formula="of:=LOARRAY([.D4:.G5])" office:value-type="string" office:string-value="R: 2; C: 4; last elem: None;" calcext:value-type="string">
            <text:p>R: 2; C: 4; last elem: None;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number-columns-repeated="12"/>
        </table:table-row>
        <table:table-row table:style-name="ro1">
          <table:table-cell table:number-columns-repeated="3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office:value-type="string" calcext:value-type="string">
            <text:p>← an empty cell of a range sent to python (in a 2 dimensional tuple of tuples) evaluates as No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w(“Al2O3”)</text:p>
          </table:table-cell>
          <table:table-cell table:formula="of:=FW(&quot;Al2O3&quot;)" office:value-type="float" office:value="101.96128" calcext:value-type="float">
            <text:p>101.9612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c(1,”atm”,”Pa”)</text:p>
          </table:table-cell>
          <table:table-cell table:formula="of:=UC(1;&quot;atm&quot;;&quot;Pa&quot;)" office:value-type="float" office:value="101325" calcext:value-type="float">
            <text:p>1013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ctemp(60,”F”,”C”)</text:p>
          </table:table-cell>
          <table:table-cell table:formula="of:=UCTEMP(60;&quot;F&quot;;&quot;C&quot;)" office:value-type="float" office:value="15.555556" calcext:value-type="float">
            <text:p>15.5555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as constant /J/mol/K</text:p>
          </table:table-cell>
          <table:table-cell table:formula="of:=UC(1;&quot;R&quot;;&quot;J/mol/K&quot;)" office:value-type="float" office:value="8.3144626" calcext:value-type="float">
            <text:p>8.31446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4"/>Boltzman's constant /J/K</text:p>
          </table:table-cell>
          <table:table-cell table:formula="of:=UC(1;&quot;k&quot;;&quot;J/K&quot;)" office:value-type="float" office:value="1.380649E-023" calcext:value-type="float">
            <text:p>1.380649E-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4"/>Avogadro's number /molecules/mol</text:p>
          </table:table-cell>
          <table:table-cell table:formula="of:=UC(1;&quot;N_A&quot;;&quot;1/mol&quot;)" office:value-type="float" office:value="6.0221408E+023" calcext:value-type="float">
            <text:p>6.0221408E+0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4"/>pi</text:p>
          </table:table-cell>
          <table:table-cell table:formula="of:=UC(1;&quot;pi&quot;;&quot;&quot;)" office:value-type="float" office:value="3.1415927" calcext:value-type="float">
            <text:p>3.14159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4"/>Faraday /C(/mol)</text:p>
          </table:table-cell>
          <table:table-cell table:style-name="ce3" table:formula="of:=UC(1;&quot;faraday&quot;;&quot;C&quot;)" office:value-type="float" office:value="96485.332" calcext:value-type="float">
            <text:p>96485.3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4"/>electron charge /C</text:p>
          </table:table-cell>
          <table:table-cell table:formula="of:=UC(1;&quot;e&quot;;&quot;C&quot;)" office:value-type="float" office:value="1.6021766E-019" calcext:value-type="float">
            <text:p>1.6021766E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3"/>A 180 deg. F temp. difference in deg. C</text:p>
          </table:table-cell>
          <table:table-cell table:formula="of:=UC(180;&quot;degF&quot;;&quot;degC&quot;)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5" office:value-type="string" calcext:value-type="string">
            <text:p>Interpolation</text:p>
          </table:table-cell>
          <table:table-cell office:value-type="string" calcext:value-type="string">
            <text:p>x Values</text:p>
          </table:table-cell>
          <table:table-cell table:style-name="ce2" office:value-type="string" calcext:value-type="string">
            <text:p>y Value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3" table:formula="of:=EXP([.C19])" office:value-type="float" office:value="2.71828182845904" calcext:value-type="float">
            <text:p>2.7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3" table:formula="of:=EXP([.C20])" office:value-type="float" office:value="7.38905609893065" calcext:value-type="float">
            <text:p>7.3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3" table:formula="of:=EXP([.C21])" office:value-type="float" office:value="20.0855369231877" calcext:value-type="float">
            <text:p>20.0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3" table:formula="of:=EXP([.C23])" office:value-type="float" office:value="54.5981500331442" calcext:value-type="float">
            <text:p>54.60</text:p>
          </table:table-cell>
          <table:table-cell/>
          <table:table-cell table:style-name="ce29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x value</text:p>
          </table:table-cell>
          <table:table-cell table:style-name="ce9" office:value-type="float" office:value="2.2" calcext:value-type="float">
            <text:p>2.2</text:p>
          </table:table-cell>
          <table:table-cell table:style-name="ce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ython interpolation method</text:p>
          </table:table-cell>
          <table:table-cell table:style-name="ce9" office:value-type="string" calcext:value-type="string">
            <text:p>cubic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9" office:value-type="string" calcext:value-type="string">
            <text:p>Interpolated Value</text:p>
          </table:table-cell>
          <table:table-cell table:style-name="ce15" office:value-type="string" calcext:value-type="string">
            <text:p>True Value</text:p>
          </table:table-cell>
          <table:table-cell table:style-name="ce2" office:value-type="string" calcext:value-type="string">
            <text:p>Delt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ython 1d interpolation</text:p>
          </table:table-cell>
          <table:table-cell table:style-name="ce10" table:formula="of:=INTERP([.C25];[.C19:.C23];[.D19:.D23];[.C26])" office:value-type="float" office:value="8.84500211605798" calcext:value-type="float">
            <text:p>8.85</text:p>
          </table:table-cell>
          <table:table-cell table:style-name="ce14" table:formula="of:=EXP([.$C$25])" office:value-type="float" office:value="9.02501349943412" calcext:value-type="float">
            <text:p>9.03</text:p>
          </table:table-cell>
          <table:table-cell table:style-name="ce3" table:formula="of:=([.D28]-[.C28])" office:value-type="float" office:value="0.180011383376142" calcext:value-type="float">
            <text:p>0.18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 basic 1d linear interpolation</text:p>
          </table:table-cell>
          <table:table-cell table:style-name="ce10" table:formula="of:=LININTERP([.C25];[.C19:.C23];[.D19:.D23])" office:value-type="float" office:value="9.92835226378206" calcext:value-type="float">
            <text:p>9.93</text:p>
          </table:table-cell>
          <table:table-cell table:style-name="ce14" table:formula="of:=EXP([.$C$25])" office:value-type="float" office:value="9.02501349943412" calcext:value-type="float">
            <text:p>9.03</text:p>
          </table:table-cell>
          <table:table-cell table:style-name="ce3" table:formula="of:=([.D29]-[.C29])" office:value-type="float" office:value="-0.903338764347943" calcext:value-type="float">
            <text:p>-0.9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5"/>
          <table:table-cell table:style-name="ce1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x Values</text:p>
          </table:table-cell>
          <table:table-cell table:style-name="ce12" table:number-matrix-columns-spanned="5" table:number-matrix-rows-spanned="1" table:formula="of:=TRANSPOSE([.C19:.C24]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0" office:value-type="float" office:value="0" calcext:value-type="float">
            <text:p/>
          </table:table-cell>
          <table:table-cell table:style-name="ce27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y Values</text:p>
          </table:table-cell>
          <table:table-cell table:style-name="ce10" table:number-matrix-columns-spanned="5" table:number-matrix-rows-spanned="1" table:formula="of:=TRANSPOSE([.D19:.D24])" office:value-type="float" office:value="2.71828182845904" calcext:value-type="float">
            <text:p>2.72</text:p>
          </table:table-cell>
          <table:table-cell table:style-name="ce10" office:value-type="float" office:value="7.38905609893065" calcext:value-type="float">
            <text:p>7.39</text:p>
          </table:table-cell>
          <table:table-cell table:style-name="ce10" office:value-type="float" office:value="20.0855369231877" calcext:value-type="float">
            <text:p>20.09</text:p>
          </table:table-cell>
          <table:table-cell table:style-name="ce10" office:value-type="float" office:value="0" calcext:value-type="float">
            <text:p/>
          </table:table-cell>
          <table:table-cell table:style-name="ce10" office:value-type="float" office:value="54.5981500331442" calcext:value-type="float">
            <text:p>54.6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9" office:value-type="string" calcext:value-type="string">
            <text:p>Interpolated Value</text:p>
          </table:table-cell>
          <table:table-cell table:style-name="ce15" office:value-type="string" calcext:value-type="string">
            <text:p>True Value</text:p>
          </table:table-cell>
          <table:table-cell table:style-name="ce2" office:value-type="string" calcext:value-type="string">
            <text:p>Delt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ython 1d interpolation</text:p>
          </table:table-cell>
          <table:table-cell table:style-name="ce10" table:formula="of:=INTERP([.C25];[.C31:.G31];[.C32:.G32];[.C26])" office:value-type="float" office:value="8.93760865549967" calcext:value-type="float">
            <text:p>8.94</text:p>
          </table:table-cell>
          <table:table-cell table:style-name="ce14" table:formula="of:=EXP([.$C$25])" office:value-type="float" office:value="9.02501349943412" calcext:value-type="float">
            <text:p>9.03</text:p>
          </table:table-cell>
          <table:table-cell table:style-name="ce3" table:formula="of:=([.D35]-[.C35])" office:value-type="float" office:value="0.0874048439344488" calcext:value-type="float">
            <text:p>0.087</text:p>
          </table:table-cell>
          <table:table-cell office:value-type="string" calcext:value-type="string">
            <text:p>←the transpose of an empty cell is sent to python as 0 instead of No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 basic 1d linear interpolation</text:p>
          </table:table-cell>
          <table:table-cell table:style-name="ce10" table:formula="of:=LININTERP([.C25];[.C31:.G31];[.C32:.G32])" office:value-type="float" office:value="9.92835226378206" calcext:value-type="float">
            <text:p>9.93</text:p>
          </table:table-cell>
          <table:table-cell table:style-name="ce14" table:formula="of:=EXP([.$C$25])" office:value-type="float" office:value="9.02501349943412" calcext:value-type="float">
            <text:p>9.03</text:p>
          </table:table-cell>
          <table:table-cell table:style-name="ce3" table:formula="of:=([.D36]-[.C36])" office:value-type="float" office:value="-0.903338764347943" calcext:value-type="float">
            <text:p>-0.90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Python 2d interpolation</text:p>
          </table:table-cell>
          <table:table-cell/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10" table:formula="of:=EXP([.D$38]*[.$C39])" office:value-type="float" office:value="1.10517091807565" calcext:value-type="float">
            <text:p>1.11</text:p>
          </table:table-cell>
          <table:table-cell table:style-name="ce10" table:formula="of:=EXP([.E$38]*[.$C39])" office:value-type="float" office:value="1.22140275816017" calcext:value-type="float">
            <text:p>1.22</text:p>
          </table:table-cell>
          <table:table-cell table:style-name="ce10" table:formula="of:=EXP([.F$38]*[.$C39])" office:value-type="float" office:value="1.349858807576" calcext:value-type="float">
            <text:p>1.35</text:p>
          </table:table-cell>
          <table:table-cell table:style-name="ce10" table:formula="of:=EXP([.G$38]*[.$C39])" office:value-type="float" office:value="1.49182469764127" calcext:value-type="float">
            <text:p>1.49</text:p>
          </table:table-cell>
          <table:table-cell table:style-name="ce10" table:formula="of:=EXP([.H$38]*[.$C39])" office:value-type="float" office:value="1.64872127070013" calcext:value-type="float">
            <text:p>1.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 office:value-type="float" office:value="2" calcext:value-type="float">
            <text:p>2</text:p>
          </table:table-cell>
          <table:table-cell table:style-name="ce10" table:formula="of:=EXP([.D$38]*[.$C40])" office:value-type="float" office:value="1.22140275816017" calcext:value-type="float">
            <text:p>1.22</text:p>
          </table:table-cell>
          <table:table-cell table:style-name="ce10" table:formula="of:=EXP([.E$38]*[.$C40])" office:value-type="float" office:value="1.49182469764127" calcext:value-type="float">
            <text:p>1.49</text:p>
          </table:table-cell>
          <table:table-cell table:style-name="ce10" table:formula="of:=EXP([.F$38]*[.$C40])" office:value-type="float" office:value="1.82211880039051" calcext:value-type="float">
            <text:p>1.82</text:p>
          </table:table-cell>
          <table:table-cell table:style-name="ce33" office:value-type="string" calcext:value-type="string">
            <text:p>inf</text:p>
          </table:table-cell>
          <table:table-cell table:style-name="ce10" table:formula="of:=EXP([.H$38]*[.$C40])" office:value-type="float" office:value="2.71828182845904" calcext:value-type="float">
            <text:p>2.7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-</text:p>
          </table:table-cell>
          <table:table-cell table:style-name="ce10" table:formula="of:=EXP([.F$38]*[.$C41])" office:value-type="float" office:value="2.45960311115695" calcext:value-type="float">
            <text:p>2.46</text:p>
          </table:table-cell>
          <table:table-cell table:style-name="ce10" table:formula="of:=EXP([.G$38]*[.$C41])" office:value-type="float" office:value="3.32011692273655" calcext:value-type="float">
            <text:p>3.32</text:p>
          </table:table-cell>
          <table:table-cell table:style-name="ce10" table:formula="of:=EXP([.H$38]*[.$C41])" office:value-type="float" office:value="4.48168907033806" calcext:value-type="float">
            <text:p>4.4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 office:value-type="float" office:value="4" calcext:value-type="float">
            <text:p>4</text:p>
          </table:table-cell>
          <table:table-cell table:style-name="ce10" table:formula="of:=EXP([.D$38]*[.$C42])" office:value-type="float" office:value="1.49182469764127" calcext:value-type="float">
            <text:p>1.49</text:p>
          </table:table-cell>
          <table:table-cell table:style-name="ce10" table:formula="of:=EXP([.E$38]*[.$C42])" office:value-type="float" office:value="2.22554092849247" calcext:value-type="float">
            <text:p>2.23</text:p>
          </table:table-cell>
          <table:table-cell table:style-name="ce10" table:formula="of:=EXP([.F$38]*[.$C42])" office:value-type="float" office:value="3.32011692273655" calcext:value-type="float">
            <text:p>3.32</text:p>
          </table:table-cell>
          <table:table-cell table:style-name="ce33" office:value-type="string" calcext:value-type="string">
            <text:p>nan</text:p>
          </table:table-cell>
          <table:table-cell table:style-name="ce10" table:formula="of:=EXP([.H$38]*[.$C42])" office:value-type="float" office:value="7.38905609893065" calcext:value-type="float">
            <text:p>7.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6" office:value-type="float" office:value="5" calcext:value-type="float">
            <text:p>5</text:p>
          </table:table-cell>
          <table:table-cell table:style-name="ce10" table:formula="of:=EXP([.D$38]*[.$C43])" office:value-type="float" office:value="1.64872127070013" calcext:value-type="float">
            <text:p>1.65</text:p>
          </table:table-cell>
          <table:table-cell table:style-name="ce10" table:formula="of:=EXP([.E$38]*[.$C43])" office:value-type="float" office:value="2.71828182845904" calcext:value-type="float">
            <text:p>2.72</text:p>
          </table:table-cell>
          <table:table-cell table:style-name="ce10" table:formula="of:=EXP([.F$38]*[.$C43])" office:value-type="float" office:value="4.48168907033807" calcext:value-type="float">
            <text:p>4.48</text:p>
          </table:table-cell>
          <table:table-cell table:style-name="ce10" table:formula="of:=EXP([.G$38]*[.$C43])" office:value-type="float" office:value="7.38905609893065" calcext:value-type="float">
            <text:p>7.39</text:p>
          </table:table-cell>
          <table:table-cell table:style-name="ce10" table:formula="of:=EXP([.H$38]*[.$C43])" office:value-type="float" office:value="12.1824939607035" calcext:value-type="float">
            <text:p>12.1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 value</text:p>
          </table:table-cell>
          <table:table-cell table:style-name="ce8" office:value-type="float" office:value="0.25" calcext:value-type="float">
            <text:p>0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y va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ython interpolation method</text:p>
          </table:table-cell>
          <table:table-cell table:style-name="ce8" office:value-type="string" calcext:value-type="string">
            <text:p>cubic</text:p>
          </table:table-cell>
          <table:table-cell office:value-type="string" calcext:value-type="string">
            <text:p>True Valu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ython griddata (interp2d)</text:p>
          </table:table-cell>
          <table:table-cell table:style-name="ce3" table:formula="of:=INTERP2D([.D38:.H38];[.C39:.C43];[.D39:.H43];[.C45];[.C46];[.C47])" office:value-type="float" office:value="2.10478632498334" calcext:value-type="float">
            <text:p>2.105</text:p>
          </table:table-cell>
          <table:table-cell table:style-name="ce3" table:formula="of:=EXP([.C45]*[.C46])" office:value-type="float" office:value="2.11700001661267" calcext:value-type="float">
            <text:p>2.117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IUPAC ST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 /K</text:p>
          </table:table-cell>
          <table:table-cell office:value-type="float" office:value="273.15" calcext:value-type="float">
            <text:p>273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 /Pa</text:p>
          </table:table-cell>
          <table:table-cell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NIST NT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 /K</text:p>
          </table:table-cell>
          <table:table-cell office:value-type="float" office:value="293.15" calcext:value-type="float">
            <text:p>293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 /Pa</text:p>
          </table:table-cell>
          <table:table-cell office:value-type="float" office:value="101325" calcext:value-type="float">
            <text:p>10132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nternational Standa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 /K</text:p>
          </table:table-cell>
          <table:table-cell office:value-type="float" office:value="288.15" calcext:value-type="float">
            <text:p>288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 /Pa</text:p>
          </table:table-cell>
          <table:table-cell office:value-type="float" office:value="101325" calcext:value-type="float">
            <text:p>10132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G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 /R</text:p>
          </table:table-cell>
          <table:table-cell table:formula="of:=70+459.67" office:value-type="float" office:value="529.67" calcext:value-type="float">
            <text:p>529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 /psi</text:p>
          </table:table-cell>
          <table:table-cell office:value-type="float" office:value="14.696" calcext:value-type="float">
            <text:p>14.69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 /psi*cf/mol/degR</text:p>
          </table:table-cell>
          <table:table-cell table:formula="of:=UC(1;&quot;R&quot;;&quot;psi*ft^3/mol/degR&quot;)" office:value-type="float" office:value="0.023659078" calcext:value-type="float">
            <text:p>0.0236590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2 FW</text:p>
          </table:table-cell>
          <table:table-cell table:formula="of:=FW(&quot;CO2&quot;)" office:value-type="float" office:value="44.0098" calcext:value-type="float">
            <text:p>44.00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2 /tonne</text:p>
          </table:table-cell>
          <table:table-cell table:formula="of:=UC(393*[.C66]/[.C68]/[.C65]*[.C69];&quot;g&quot;;&quot;kg&quot;)" office:value-type="float" office:value="20.283267" calcext:value-type="float">
            <text:p>20.28326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NG Feed /MMSCFD</text:p>
          </table:table-cell>
          <table:table-cell table:style-name="ce28" office:value-type="float" office:value="167.8" calcext:value-type="float">
            <text:p>167.8</text:p>
          </table:table-cell>
          <table:table-cell office:value-type="string" calcext:value-type="string">
            <text:p>REF: <text:a xlink:href="https://www.nrel.gov/docs/fy06osti/39943.pdf" xlink:type="simple">https://www.nrel.gov/docs/fy06osti/39943.pdf</text:a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2 prod. /lb/hr</text:p>
          </table:table-cell>
          <table:table-cell table:style-name="ce28" office:value-type="float" office:value="101885" calcext:value-type="float">
            <text:p>1018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2 prod. /tonne/day</text:p>
          </table:table-cell>
          <table:table-cell table:formula="of:=UC([.C73];&quot;lb/hr&quot;;&quot;tonne/day&quot;)" office:value-type="float" office:value="1109.1422" calcext:value-type="float">
            <text:p>1109.14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2 prod MMSCFD</text:p>
          </table:table-cell>
          <table:table-cell table:style-name="ce27" table:formula="of:=UC([.C74];&quot;tonne&quot;;&quot;g&quot;)/FW(&quot;H2&quot;)*[.C68]*[.C65]/[.C66]/1000000" office:value-type="float" office:value="469.184695097995" calcext:value-type="float">
            <text:p>4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quip /2005 $</text:p>
          </table:table-cell>
          <table:table-cell table:style-name="ce31" office:value-type="currency" office:currency="USD" office:value="98800000" calcext:value-type="currency">
            <text:p>$98,800,000.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IC /2005 $</text:p>
          </table:table-cell>
          <table:table-cell table:style-name="ce31" table:formula="of:=[.C76]*2.47" office:value-type="currency" office:currency="USD" office:value="244036000" calcext:value-type="currency">
            <text:p>$244,036,000.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P /2005 $</text:p>
          </table:table-cell>
          <table:table-cell table:style-name="ce31" office:value-type="currency" office:currency="USD" office:value="368500000" calcext:value-type="currency">
            <text:p>$368,500,000.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 size exp</text:p>
          </table:table-cell>
          <table:table-cell table:style-name="ce28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w size /MMSCFD</text:p>
          </table:table-cell>
          <table:table-cell table:style-name="ce28"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MR CO2 /tonne/day</text:p>
          </table:table-cell>
          <table:table-cell table:style-name="ce27" table:formula="of:=UC([.C81]*15.52;&quot;ton&quot;;&quot;tonne&quot;)" office:value-type="float" office:value="2815.9014" calcext:value-type="float">
            <text:p>2816</text:p>
          </table:table-cell>
          <table:table-cell table:style-name="ce36"/>
          <table:table-cell table:number-columns-repeated="15"/>
        </table:table-row>
        <table:table-row table:style-name="ro1">
          <table:table-cell/>
          <table:table-cell office:value-type="string" calcext:value-type="string">
            <text:p>SMR CO2 /MMSCFD</text:p>
          </table:table-cell>
          <table:table-cell table:style-name="ce27" table:formula="of:=UC([.C82];&quot;tonne&quot;;&quot;g&quot;)/[.C69]*[.C68]*[.C65]/[.C66]/1000000" office:value-type="float" office:value="54.5597155151693" calcext:value-type="float">
            <text:p>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st SMR Cost (ex cogen) /2005 $</text:p>
          </table:table-cell>
          <table:table-cell table:style-name="ce32" table:formula="of:=[.C78]*([.C81]/[.C75])^[.C80]" office:value-type="currency" office:currency="USD" office:value="202869987.914411" calcext:value-type="currency">
            <text:p>$202,869,987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st SMR Cost (ex cogen) /2012 MM$</text:p>
          </table:table-cell>
          <table:table-cell table:style-name="ce34" table:formula="of:=[.C84]*[.C93]/1000000" office:value-type="currency" office:currency="USD" office:value="253.305841381386" calcext:value-type="currency">
            <text:p>$253</text:p>
          </table:table-cell>
          <table:table-cell table:style-name="ce4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10” pipe /m</text:p>
          </table:table-cell>
          <table:table-cell table:style-name="ce28" table:formula="of:=UC(10;&quot;in&quot;;&quot;m&quot;)" office:value-type="float" office:value="0.254" calcext:value-type="float">
            <text:p>0.25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PA1 year built</text:p>
          </table:table-cell>
          <table:table-cell table:style-name="ce28" office:value-type="float" office:value="2000" calcext:value-type="float">
            <text:p>2000</text:p>
          </table:table-cell>
          <table:table-cell office:value-type="string" calcext:value-type="string">
            <text:p>REF: <text:a xlink:href="https://www.osti.gov/servlets/purl/1437618" xlink:type="simple">https://www.osti.gov/servlets/purl/1437618</text:a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 year built</text:p>
          </table:table-cell>
          <table:table-cell table:style-name="ce28" office:value-type="float" office:value="2006" calcext:value-type="float">
            <text:p>2006</text:p>
          </table:table-cell>
          <table:table-cell office:value-type="string" calcext:value-type="string">
            <text:p>Port Arthur TX Air Products SMR CCS demo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EPCI 2005</text:p>
          </table:table-cell>
          <table:table-cell table:style-name="ce28" office:value-type="float" office:value="468.2" calcext:value-type="float">
            <text:p>468.2</text:p>
          </table:table-cell>
          <table:table-cell office:value-type="string" calcext:value-type="string">
            <text:p>See also REF: <text:a xlink:href="https://www.praxair.com/-/media/corporate/praxairus/documents/reports-papers-case-studies-and-presentations/our-company/sustainability/praxair-co2-emissions-reduction-capture-white-paper.pdf?la=en&amp;rev=dc79ff3c7b4c4974a1328c7660164765" xlink:type="simple">https://www.praxair.com/-/media/corporate/praxairus/documents/reports-papers-case-studies-and-presentations/our-company/sustainability/praxair-co2-emissions-reduction-capture-white-paper.pdf?la=en&amp;rev=dc79ff3c7b4c4974a1328c7660164765</text:a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EPCI 2012</text:p>
          </table:table-cell>
          <table:table-cell table:style-name="ce28" office:value-type="float" office:value="584.6" calcext:value-type="float">
            <text:p>584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EPCI 2012/2005</text:p>
          </table:table-cell>
          <table:table-cell table:style-name="ce10" table:formula="of:=[.C92]/[.C91]" office:value-type="float" office:value="1.24861170439983" calcext:value-type="float">
            <text:p>1.2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pipe length /mi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pe length /km</text:p>
          </table:table-cell>
          <table:table-cell table:style-name="ce27" table:formula="of:=UC([.C95];&quot;mi&quot;;&quot;km&quot;)" office:value-type="float" office:value="20.921472" calcext:value-type="float">
            <text:p>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0” pipe investment cost in yr 2000 /MM$/km</text:p>
          </table:table-cell>
          <table:table-cell table:style-name="ce28"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3 mi 10” pipe 2012 /MM$</text:p>
          </table:table-cell>
          <table:table-cell table:style-name="ce35" table:formula="of:=[.C96]*[.C97]*895.8/545.9" office:value-type="float" office:value="6.86625924806741" calcext:value-type="float">
            <text:p>6.9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MMBtu/hr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G Btu/SCF</text:p>
          </table:table-cell>
          <table:table-cell office:value-type="float" office:value="1020" calcext:value-type="float">
            <text:p>10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G lb CO2/MMBtu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G Btu/lb</text:p>
          </table:table-cell>
          <table:table-cell office:value-type="float" office:value="21000" calcext:value-type="float">
            <text:p>21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1 Mwe +100Mlb/hr 650 psi steam CO2 /tonne/d</text:p>
          </table:table-cell>
          <table:table-cell table:style-name="ce27" table:formula="of:=UC([.C101]*[.C103]*24;&quot;lb&quot;;&quot;tonne&quot;)" office:value-type="float" office:value="343.89559" calcext:value-type="float">
            <text:p>3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2 from cogen /tonne/yr</text:p>
          </table:table-cell>
          <table:table-cell table:style-name="ce36" table:formula="of:=[.C105]*365*0.9" office:value-type="float" office:value="112969.701315" calcext:value-type="float">
            <text:p>112,97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st. SMR CC /tonne/yr</text:p>
          </table:table-cell>
          <table:table-cell table:style-name="ce36" table:formula="of:=[.C82]*365*0.9" office:value-type="float" office:value="925023.6099" calcext:value-type="float">
            <text:p>925,02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6" table:formula="of:=[.C107]-[.C106]" office:value-type="float" office:value="812053.908585" calcext:value-type="float">
            <text:p>812,05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2012.03.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13.03.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17.09.0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nvestment life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table:style-name="ce37" office:value-type="percentage" office:value="0.1" calcext:value-type="percentage">
            <text:p>10%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rf</text:p>
          </table:table-cell>
          <table:table-cell table:style-name="ce10" table:formula="of:=[.C115]*(1+[.C115])^[.C114]/((1+[.C115])^[.C114] -1)" office:value-type="float" office:value="0.131473776887372" calcext:value-type="float">
            <text:p>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stalled Cost $/tonne CO2 removed</text:p>
          </table:table-cell>
          <table:table-cell table:style-name="ce27" table:formula="of:=300000000*[.C116]/[.C108]" office:value-type="float" office:value="48.5708308884805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G, Utils, Prop. Tax, Labor &amp; Maint.</text:p>
          </table:table-cell>
          <table:table-cell table:formula="of:=5.1+0.9+5+4.5" office:value-type="float" office:value="15.5" calcext:value-type="float">
            <text:p>15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VA?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 2012 $/tonne CO2 removed</text:p>
          </table:table-cell>
          <table:table-cell table:style-name="ce32" table:formula="of:=SUM([.C117:.C120])" office:value-type="currency" office:currency="USD" office:value="74.0708308884805" calcext:value-type="currency">
            <text:p>$74.0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fw H2</text:p>
          </table:table-cell>
          <table:table-cell table:style-name="ce28" table:formula="of:=FW(&quot;H2&quot;)" office:value-type="float" office:value="2.0158" calcext:value-type="float">
            <text:p>2.01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2 prod /kg/day</text:p>
          </table:table-cell>
          <table:table-cell table:style-name="ce38" office:value-type="float" office:value="341000" calcext:value-type="float">
            <text:p>341,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2 prod /MMSCFD</text:p>
          </table:table-cell>
          <table:table-cell table:style-name="ce27" table:formula="of:=[.C124]*1000/[.C123]*[.C68]*[.C65]/[.C66]/1000000" office:value-type="float" office:value="144.248393964648" calcext:value-type="float">
            <text:p>14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UC(2500;&quot;ton&quot;;&quot;tonne&quot;)" office:value-type="float" office:value="2267.9619" calcext:value-type="float">
            <text:p>2267.961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UC(41;&quot;mi/gal&quot;;&quot;km/l&quot;)" office:value-type="float" office:value="17.430892" calcext:value-type="float">
            <text:p>17.43089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0" table:formula="of:=1/[.C127]*100" office:value-type="float" office:value="5.73694105843809" calcext:value-type="float">
            <text:p>5.7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hemical Engineering Plant Cost Inde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epci_keys:</text:p>
          </table:table-cell>
          <table:table-cell table:style-name="ce16" table:formula="of:=CEPCI_KEYS()" office:value-type="string" office:string-value="year,cpi all urban consumers,ppi all commodities,ppi industrial chemicals,marshall &amp; swift equipment cost index (1926 = 100),ce plant cost index,equipment,heat exchanges and tanks,process machinery,pipe valves and fittings,process instruments,pumps and compressors,electrical equipment,structural supports,construction labor,buildings,engineering supervision" calcext:value-type="string">
            <text:p>year,cpi all urban consumers,ppi all commodities,ppi industrial chemicals,marshall &amp; swift equipment cost index (1926 = 100),ce plant cost index,equipment,heat exchanges and tanks,process machinery,pipe valves and fittings,process instruments,pumps and compressors,electrical equipment,structural supports,construction labor,buildings,engineering supervis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epci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cpi all urban consumers</text:p>
          </table:table-cell>
          <table:table-cell table:style-name="ce2" office:value-type="string" calcext:value-type="string">
            <text:p>ppi all commodities</text:p>
          </table:table-cell>
          <table:table-cell table:style-name="ce2" office:value-type="string" calcext:value-type="string">
            <text:p>ppi industrial chemicals</text:p>
          </table:table-cell>
          <table:table-cell table:style-name="ce2" office:value-type="string" calcext:value-type="string">
            <text:p>marshall &amp; swift equipment cost index (1926 = 100)</text:p>
          </table:table-cell>
          <table:table-cell table:style-name="ce2" office:value-type="string" calcext:value-type="string">
            <text:p>ce plant cost index</text:p>
          </table:table-cell>
          <table:table-cell table:style-name="ce2" office:value-type="string" calcext:value-type="string">
            <text:p>equipment</text:p>
          </table:table-cell>
          <table:table-cell table:style-name="ce2" office:value-type="string" calcext:value-type="string">
            <text:p>heat exchanges and tanks</text:p>
          </table:table-cell>
          <table:table-cell table:style-name="ce2" office:value-type="string" calcext:value-type="string">
            <text:p>process machinery</text:p>
          </table:table-cell>
          <table:table-cell table:style-name="ce2" office:value-type="string" calcext:value-type="string">
            <text:p>pipe valves and fittings</text:p>
          </table:table-cell>
          <table:table-cell table:style-name="ce2" office:value-type="string" calcext:value-type="string">
            <text:p>process instruments</text:p>
          </table:table-cell>
          <table:table-cell table:style-name="ce2" office:value-type="string" calcext:value-type="string">
            <text:p>pumps and compressors</text:p>
          </table:table-cell>
          <table:table-cell table:style-name="ce2" office:value-type="string" calcext:value-type="string">
            <text:p>electrical equipment</text:p>
          </table:table-cell>
          <table:table-cell table:style-name="ce2" office:value-type="string" calcext:value-type="string">
            <text:p>structural supports</text:p>
          </table:table-cell>
          <table:table-cell table:style-name="ce2" office:value-type="string" calcext:value-type="string">
            <text:p>construction labor</text:p>
          </table:table-cell>
          <table:table-cell table:style-name="ce2" office:value-type="string" calcext:value-type="string">
            <text:p>buildings</text:p>
          </table:table-cell>
          <table:table-cell table:style-name="ce2" office:value-type="string" calcext:value-type="string">
            <text:p>engineering supervision</text:p>
          </table:table-cell>
        </table:table-row>
        <table:table-row table:style-name="ro1">
          <table:table-cell/>
          <table:table-cell table:style-name="Default"/>
          <table:table-cell office:value-type="float" office:value="2010" calcext:value-type="float">
            <text:p>2010</text:p>
          </table:table-cell>
          <table:table-cell table:style-name="ce2" table:formula="of:=CEPCI([.$C133];[.D$132])" office:value-type="float" office:value="218.05" calcext:value-type="float">
            <text:p>218.05</text:p>
          </table:table-cell>
          <table:table-cell table:style-name="ce2" table:formula="of:=CEPCI([.$C133];[.E$132])" office:value-type="float" office:value="184.7" calcext:value-type="float">
            <text:p>184.7</text:p>
          </table:table-cell>
          <table:table-cell table:style-name="ce2" table:formula="of:=CEPCI([.$C133];[.F$132])" office:value-type="float" office:value="269.2" calcext:value-type="float">
            <text:p>269.2</text:p>
          </table:table-cell>
          <table:table-cell table:style-name="ce57" table:formula="of:=CEPCI([.$C133];[.G$132])" office:value-type="float" office:value="1457.4" calcext:value-type="float">
            <text:p>1457.4</text:p>
          </table:table-cell>
          <table:table-cell table:style-name="ce2" table:formula="of:=CEPCI([.$C133];[.H$132])" office:value-type="float" office:value="550.8" calcext:value-type="float">
            <text:p>550.8</text:p>
          </table:table-cell>
          <table:table-cell table:style-name="ce2" table:formula="of:=CEPCI([.$C133];[.I$132])" office:value-type="float" office:value="674.6" calcext:value-type="float">
            <text:p>674.6</text:p>
          </table:table-cell>
          <table:table-cell table:style-name="ce2" table:formula="of:=CEPCI([.$C133];[.J$132])" office:value-type="float" office:value="627.1" calcext:value-type="float">
            <text:p>627.1</text:p>
          </table:table-cell>
          <table:table-cell table:style-name="ce2" table:formula="of:=CEPCI([.$C133];[.K$132])" office:value-type="float" office:value="627.6" calcext:value-type="float">
            <text:p>627.6</text:p>
          </table:table-cell>
          <table:table-cell table:style-name="ce2" table:formula="of:=CEPCI([.$C133];[.L$132])" office:value-type="float" office:value="854.3" calcext:value-type="float">
            <text:p>854.3</text:p>
          </table:table-cell>
          <table:table-cell table:style-name="ce2" table:formula="of:=CEPCI([.$C133];[.M$132])" office:value-type="float" office:value="426.2" calcext:value-type="float">
            <text:p>426.2</text:p>
          </table:table-cell>
          <table:table-cell table:style-name="ce2" table:formula="of:=CEPCI([.$C133];[.N$132])" office:value-type="float" office:value="903.6" calcext:value-type="float">
            <text:p>903.6</text:p>
          </table:table-cell>
          <table:table-cell table:style-name="ce2" table:formula="of:=CEPCI([.$C133];[.O$132])" office:value-type="float" office:value="488.4" calcext:value-type="float">
            <text:p>488.4</text:p>
          </table:table-cell>
          <table:table-cell table:style-name="ce2" table:formula="of:=CEPCI([.$C133];[.P$132])" office:value-type="float" office:value="696.3" calcext:value-type="float">
            <text:p>696.3</text:p>
          </table:table-cell>
          <table:table-cell table:style-name="ce2" table:formula="of:=CEPCI([.$C133];[.Q$132])" office:value-type="float" office:value="328.1" calcext:value-type="float">
            <text:p>328.1</text:p>
          </table:table-cell>
          <table:table-cell table:style-name="ce2" table:formula="of:=CEPCI([.$C133];[.R$132])" office:value-type="float" office:value="503.3" calcext:value-type="float">
            <text:p>503.3</text:p>
          </table:table-cell>
          <table:table-cell table:style-name="ce2" table:formula="of:=CEPCI([.$C133];[.S$132])" office:value-type="float" office:value="335.6" calcext:value-type="float">
            <text:p>335.6</text:p>
          </table:table-cell>
        </table:table-row>
        <table:table-row table:style-name="ro1">
          <table:table-cell/>
          <table:table-cell office:value-type="string" calcext:value-type="string">
            <text:p>Default key: Cepci(year)</text:p>
          </table:table-cell>
          <table:table-cell table:formula="of:=CEPCI([.C133])" office:value-type="float" office:value="550.8" calcext:value-type="float">
            <text:p>550.8</text:p>
          </table:table-cell>
          <table:table-cell table:number-columns-repeated="16"/>
        </table:table-row>
        <table:table-row table:style-name="ro1" table:number-rows-repeated="10484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time-style style:name="N134">
      <number:hours/>
      <number:text>:</number:text>
      <number:minute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">
      <number:number number:decimal-places="8" loext:min-decimal-places="8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number:number-style style:name="N142">
      <number:number number:decimal-places="7" loext:min-decimal-places="7" number:min-integer-digits="1"/>
    </number:number-style>
    <number:currency-style style:name="N14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4P0"/>
    </number:currency-style>
    <number:number-style style:name="N145">
      <number:number number:decimal-places="14" loext:min-decimal-places="1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5:02:59.264533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0T12:52:02.440630772</meta:creation-date>
    <dc:date>2021-08-18T15:03:11.730552670</dc:date>
    <meta:editing-duration>P1DT1H15M19S</meta:editing-duration>
    <meta:editing-cycles>70</meta:editing-cycles>
    <meta:generator>LibreOffice/6.4.7.2$Linux_X86_64 LibreOffice_project/40$Build-2</meta:generator>
    <meta:document-statistic meta:table-count="1" meta:cell-count="283" meta:object-count="0"/>
  </office:meta>
</office:document-meta>
</file>